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c1d06" officeooo:paragraph-rsid="000c1d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c1d06" officeooo:paragraph-rsid="000c1d0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0c1d06" officeooo:paragraph-rsid="000c1d0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0c1d06" officeooo:paragraph-rsid="000c1d06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arial" fo:font-style="italic" fo:font-weight="bold" officeooo:rsid="000c1d06" officeooo:paragraph-rsid="000c1d06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style:font-name="arial" fo:font-style="italic" fo:font-weight="bold" officeooo:rsid="000c1d06" officeooo:paragraph-rsid="000c1d06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normal" fo:font-weight="normal" officeooo:rsid="000c1d06" officeooo:paragraph-rsid="000c1d0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" fo:font-style="normal" fo:font-weight="normal" officeooo:rsid="000dd007" officeooo:paragraph-rsid="000dd00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normal" fo:font-weight="normal" officeooo:rsid="000dd007" officeooo:paragraph-rsid="000dd007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style:font-name="arial" officeooo:rsid="000c1d06" officeooo:paragraph-rsid="000c1d06"/>
    </style:style>
    <style:style style:name="P11" style:family="paragraph" style:parent-style-name="Table_20_Contents">
      <style:paragraph-properties fo:text-align="end" style:justify-single-word="false"/>
      <style:text-properties style:font-name="arial" officeooo:rsid="000c1d06" officeooo:paragraph-rsid="000c1d06"/>
    </style:style>
    <style:style style:name="T1" style:family="text">
      <style:text-properties officeooo:rsid="000dd007"/>
    </style:style>
    <style:style style:name="T2" style:family="text">
      <style:text-properties fo:font-style="normal" fo:font-weight="normal" officeooo:rsid="000dd007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 Pep Gómez gurú de l'emprenedoria als 28 anys</text:p>
      <text:p text:style-name="P2"/>
      <text:p text:style-name="P4">Link de la notícia:</text:p>
      <text:p text:style-name="P3"><text:a xlink:type="simple" xlink:href="https://www.eldiario.es/red/descubriendo-a/pep-gomez-guru-emprendimiento-28-anos-espana-penalizamos-fracaso_1_6273464.html" text:style-name="Internet_20_link" text:visited-style-name="Visited_20_Internet_20_Link">https://www.eldiario.es/red/descubriendo-a/pep-gomez-guru-emprendimiento-28-anos-espana-penalizamos-fracaso_1_6273464.html</text:a></text:p>
      <text:p text:style-name="P3"/>
      <text:p text:style-name="P4">Preguntes:</text:p>
      <text:p text:style-name="P5"/>
      <text:list xml:id="list4050781996" text:style-name="L1">
        <text:list-item>
          <text:p text:style-name="P6">Quines son les principals barreres a l’hora d'emprendre?</text:p>
          <text:p text:style-name="P6"/>
        </text:list-item>
      </text:list>
      <text:p text:style-name="P7"><text:tab/>Muntar una empresa es molt tediós i complexe. Neces<text:span text:style-name="T1">s</text:span>it<text:span text:style-name="T1">e</text:span>s un advocat, <text:span text:style-name="T1">anar al notari, convèncer a l’inversor d’ampliar el capital, estar pendent de les escriptures.</text:span></text:p>
      <text:p text:style-name="P7"/>
      <text:list xml:id="list140110168181184" text:continue-numbering="true" text:style-name="L1">
        <text:list-item>
          <text:p text:style-name="P6">Quina es la teva opinió sobre aquest emprenedor? Estàs d’acord amb ell?</text:p>
        </text:list-item>
      </text:list>
      <text:p text:style-name="P5"/>
      <text:p text:style-name="P9"><text:tab/>Sap on són les oportunitats i no té por a treballar. Si estic d’acord amb ell ja que crec que si vols que una idea teva funcioni tens que ser realista i aplicar-te amb cos i anima al projecte i per això té que ser una idea que t’apassioni.</text:p>
      <text:p text:style-name="P7"/>
      <text:list xml:id="list140109786606215" text:continue-numbering="true" text:style-name="L1">
        <text:list-item>
          <text:p text:style-name="P6">Quina es la clau del èxit segons en Pep?</text:p>
        </text:list-item>
      </text:list>
      <text:p text:style-name="P7"/>
      <text:p text:style-name="P8"><text:tab/>Aprendre a utilitzar el capital de manera eficient.</text:p>
      <text:p text:style-name="P8"/>
      <text:list xml:id="list140109631119933" text:continue-numbering="true" text:style-name="L1">
        <text:list-item>
          <text:p text:style-name="P6">Quina és la clau pa a que una idea es materialitzi?</text:p>
        </text:list-item>
      </text:list>
      <text:p text:style-name="P5"/>
      <text:p text:style-name="P8">Dedicar-li hores al projecte i treballar en ell de forma constant.</text:p>
      <text:p text:style-name="P5"><text:tab/></text:p>
      <text:list xml:id="list140111162422528" text:continue-numbering="true" text:style-name="L1">
        <text:list-item>
          <text:p text:style-name="P6">P<text:span text:style-name="T1">e</text:span>rquè diu que l’edat pot ser un factor determinant?</text:p>
        </text:list-item>
      </text:list>
      <text:p text:style-name="P5"/>
      <text:p text:style-name="P5"><text:tab/><text:span text:style-name="T2">Perquè si ets jove, tens menys responsabilitats familiars pel que pots dedicar-li més temps al projecte, en canvi al ser adult es té més experiència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13cm" fo:margin-left="0cm" table:align="left"/>
    </style:style>
    <style:style style:name="Taula1.A" style:family="table-column">
      <style:table-column-properties style:column-width="8.5cm"/>
    </style:style>
    <style:style style:name="Taula1.B" style:family="table-column">
      <style:table-column-properties style:column-width="8.513cm"/>
    </style:style>
    <style:style style:name="Taula1.A1" style:family="table-cell">
      <style:table-cell-properties style:writing-mode="page"/>
    </style:style>
    <style:style style:name="MP1" style:family="paragraph" style:parent-style-name="Table_20_Contents">
      <style:text-properties style:font-name="arial" officeooo:rsid="000c1d06" officeooo:paragraph-rsid="000c1d06"/>
    </style:style>
    <style:style style:name="MP2" style:family="paragraph" style:parent-style-name="Table_20_Contents">
      <style:paragraph-properties fo:text-align="end" style:justify-single-word="false"/>
      <style:text-properties style:font-name="arial" officeooo:rsid="000c1d06" officeooo:paragraph-rsid="000c1d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1">EIE</text:p>
            </table:table-cell>
            <table:table-cell table:style-name="Tau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41:08.464426561</meta:creation-date>
    <dc:date>2020-10-15T14:01:09.191909533</dc:date>
    <meta:editing-duration>PT9M20S</meta:editing-duration>
    <meta:editing-cycles>1</meta:editing-cycles>
    <meta:document-statistic meta:table-count="1" meta:image-count="0" meta:object-count="0" meta:page-count="1" meta:paragraph-count="17" meta:word-count="192" meta:character-count="1193" meta:non-whitespace-character-count="1017"/>
    <meta:generator>LibreOffice/6.4.5.2$Linux_X86_64 LibreOffice_project/40$Build-2</meta:generator>
  </office:meta>
</office:document-meta>
</file>